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944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1" table:number-rows-repeated="3">
          <table:table-cell table:style-name="ce4"/>
          <table:table-cell/>
          <table:table-cell table:style-name="ce2"/>
          <table:table-cell table:number-columns-repeated="14"/>
        </table:table-row>
        <table:table-row table:style-name="ro1" table:number-rows-repeated="2">
          <table:table-cell table:style-name="ce4"/>
          <table:table-cell table:number-columns-repeated="16"/>
        </table:table-row>
        <table:table-row table:style-name="ro2">
          <table:table-cell table:style-name="ce4"/>
          <table:table-cell table:style-name="ce1" office:value-type="string">
            <text:p>Two Week List of Tasks (10<text:span text:style-name="T3">th</text:span> – <text:s/>23<text:span text:style-name="T3">rd</text:span> June)</text:p>
          </table:table-cell>
          <table:table-cell table:style-name="ce16" office:value-type="string">
            <text:p>Date</text:p>
          </table:table-cell>
          <table:table-cell table:style-name="ce1" office:value-type="string">
            <text:p>Don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" office:value-type="string">
            <text:p>10<text:span text:style-name="T3">th</text:span> June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2" office:value-type="string">
            <text:p>10<text:span text:style-name="T3">th</text:span> Jun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office:value-type="string">
            <text:p>10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Experiment with single-act AD files to predict single act score (0, 1, or 2) and likely overall NSAA score</text:p>
          </table:table-cell>
          <table:table-cell office:value-type="string">
            <text:p>13<text:span text:style-name="T3">th</text:span> June</text:p>
          </table:table-cell>
          <table:table-cell table:number-columns-repeated="2"/>
          <table:table-cell table:style-name="ce2" office:value-type="string">
            <text:p>11<text:span text:style-name="T3">th</text:span> Jun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omment all scripts</text:p>
          </table:table-cell>
          <table:table-cell office:value-type="string">
            <text:p>13<text:span text:style-name="T3">th</text:span> June</text:p>
          </table:table-cell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11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Write script that loads a trained RNN model and tests a complete unseen AD file for various outputs</text:p>
          </table:table-cell>
          <table:table-cell office:value-type="string">
            <text:p>14<text:span text:style-name="T3">th</text:span> June</text:p>
          </table:table-cell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Experiment w/ balanced D/HC classes for 'RNN.py' classification</text:p>
          </table:table-cell>
          <table:table-cell office:value-type="string">
            <text:p>14<text:span text:style-name="T3">th</text:span> June</text:p>
          </table:table-cell>
          <table:table-cell table:number-columns-repeated="2"/>
          <table:table-cell table:style-name="ce2" office:value-type="string">
            <text:p>12<text:span text:style-name="T3">th</text:span> Jun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dd to mat_act_div script a function to detect activities by changing pos values</text:p>
          </table:table-cell>
          <table:table-cell office:value-type="string">
            <text:p>15<text:span text:style-name="T3">th</text:span> June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12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cord results of 'detect activities' function on all NSAA\AD files</text:p>
          </table:table-cell>
          <table:table-cell office:value-type="string">
            <text:p>15<text:span text:style-name="T3">th</text:span> June</text:p>
          </table:table-cell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string">
            <text:p>Write script of basic CRF model with .csv output file of statistical values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 office:value-type="string">
            <text:p>13<text:span text:style-name="T3">th</text:span> Jun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Modify batch script to work with AD source files through pipeline for single and activ NSAAs</text:p>
          </table:table-cell>
          <table:table-cell office:value-type="string">
            <text:p>16<text:span text:style-name="T3">th</text:span> June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13<text:span text:style-name="T3">th</text:span> June</text:p>
          </table:table-cell>
          <table:table-cell office:value-type="string">
            <text:p>13<text:span text:style-name="T3">th</text:span> Jun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5"/>
          <table:table-cell office:value-type="string">
            <text:p>14<text:span text:style-name="T3">th</text:span> June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14<text:span text:style-name="T3">th</text:span> June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15<text:span text:style-name="T3">th</text:span> June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15<text:span text:style-name="T3">th</text:span> June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/>
          <table:table-cell table:style-name="ce1" office:value-type="string">
            <text:p>Coursera and Job Stuff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office:value-type="string">
            <text:p>16<text:span text:style-name="T3">th</text:span> June</text:p>
          </table:table-cell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office:value-type="string">
            <text:p>17<text:span text:style-name="T3">th</text:span> June</text:p>
          </table:table-cell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office:value-type="string">
            <text:p>18<text:span text:style-name="T3">th</text:span> June</text:p>
          </table:table-cell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office:value-type="string">
            <text:p>19<text:span text:style-name="T3">th</text:span> June</text:p>
          </table:table-cell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20<text:span text:style-name="T3">th</text:span> June</text:p>
          </table:table-cell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21<text:span text:style-name="T3">st</text:span> June</text:p>
          </table:table-cell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22<text:span text:style-name="T3">nd</text:span> June</text:p>
          </table:table-cell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23<text:span text:style-name="T3">rd</text:span> June</text:p>
          </table:table-cell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3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HAR and Pattern Discovery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5" office:value-type="string">
            <text:p>Other Project Stuff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12/06/2019</text:date>, <text:time>12:3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12T12:39:46.59</dc:date>
    <meta:editing-duration>P2DT14H55M11S</meta:editing-duration>
    <meta:editing-cycles>220</meta:editing-cycles>
    <meta:generator>OpenOffice/4.1.5$Win32 OpenOffice.org_project/415m1$Build-9789</meta:generator>
    <meta:document-statistic meta:table-count="3" meta:cell-count="617" meta:object-count="0"/>
  </office:meta>
</office:document-meta>
</file>